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</text:p>
          </table:table-cell>
          <table:table-cell table:number-columns-repeated="1020"/>
        </table:table-row>
        <table:table-row>
          <table:table-cell table:style-name="ce0" office:value-type="string">
            <text:p>助けて　　助けて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lp me　　Help me</text:p>
          </table:table-cell>
          <table:table-cell table:number-columns-repeated="1020"/>
        </table:table-row>
        <table:table-row>
          <table:table-cell table:style-name="ce0" office:value-type="string">
            <text:p>助　て　　助け　　　助けテ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e   me　　Help m 　　Help mE</text:p>
          </table:table-cell>
          <table:table-cell table:number-columns-repeated="1020"/>
        </table:table-row>
        <table:table-row>
          <table:table-cell table:style-name="ce0" office:value-type="string">
            <text:p>すけ　　助け　　タ　て　　す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lp m　　Hel　　H   lp    el</text:p>
          </table:table-cell>
          <table:table-cell table:number-columns-repeated="1020"/>
        </table:table-row>
        <table:table-row>
          <table:table-cell table:style-name="ce0" office:value-type="string">
            <text:p>た　　　　　　　　　　助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H                      h</text:p>
          </table:table-cell>
          <table:table-cell table:number-columns-repeated="1020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          elp      H      LP         a</text:p>
          </table:table-cell>
          <table:table-cell table:number-columns-repeated="1020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            A   a      A                           aA</text:p>
          </table:table-cell>
          <table:table-cell table:number-columns-repeated="1020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AAAAAAAAAAAAAaaぁaAaaAあaｱA
ｱｱアAAアアァァァァァアアAァァｱｱｱアァァ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Corrupt</text:p>
          </table:table-cell>
          <table:table-cell table:style-name="ce0" office:value-type="string">
            <text:p>............................Th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an....................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..........k y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style-name="ce0"/>
          <table:table-cell table:style-name="ce0" office:value-type="string">
            <text:p>Corrupt</text:p>
          </table:table-cell>
          <table:table-cell table:style-name="ce0" office:value-type="string">
            <text:p>..........................................ou...................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</text:p>
          </table:table-cell>
          <table:table-cell table:number-columns-repeated="1020"/>
        </table:table-row>
        <table:table-row>
          <table:table-cell table:style-name="ce0" office:value-type="string">
            <text:p>ビー玉になっちゃった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 turned into a marble...</text:p>
          </table:table-cell>
          <table:table-cell table:number-columns-repeated="1020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-Are the ghosts gone? Hey, they're gone,
right?!</text:p>
          </table:table-cell>
          <table:table-cell table:number-columns-repeated="1020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Oh! The darkness is clearing aw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